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BC0000034C4CE09910E80CCD8E.png" manifest:media-type="image/png"/>
  <manifest:file-entry manifest:full-path="Pictures/10000001000013270000099610F8DC527ECD0F58.png" manifest:media-type="image/png"/>
  <manifest:file-entry manifest:full-path="Pictures/10000000000001900000010FD7FCCADB355117F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12ac4d" officeooo:paragraph-rsid="0012ac4d" style:font-size-asian="15pt" style:font-weight-asian="bold" style:font-size-complex="15pt" style:font-weight-complex="bold"/>
    </style:style>
    <style:style style:name="P2" style:family="paragraph" style:parent-style-name="Standard">
      <style:paragraph-properties fo:break-before="page"/>
      <style:text-properties fo:font-size="15pt" fo:font-weight="bold" officeooo:rsid="0012ac4d" officeooo:paragraph-rsid="0014602a" style:font-size-asian="15pt" style:font-weight-asian="bold" style:font-size-complex="15pt" style:font-weight-complex="bold"/>
    </style:style>
    <style:style style:name="P3" style:family="paragraph" style:parent-style-name="Standard">
      <style:paragraph-properties fo:break-before="page"/>
      <style:text-properties fo:font-size="15pt" fo:font-weight="bold" officeooo:rsid="0014602a" officeooo:paragraph-rsid="0014602a" style:font-size-asian="15pt" style:font-weight-asian="bold" style:font-size-complex="15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ultimode:</text:p>
      <text:p text:style-name="P1"/>
      <text:p text:style-name="P1"/>
      <text:p text:style-name="P1"/>
      <text:p text:style-name="P1"><draw:frame draw:style-name="fr1" draw:name="Image1" text:anchor-type="char" svg:x="3.265cm" svg:y="0.213cm" svg:width="10.515cm" svg:height="7.701cm" draw:z-index="0"><draw:image xlink:href="Pictures/10000000000001900000010FD7FCCADB355117F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draw:frame draw:style-name="fr1" draw:name="Image3" text:anchor-type="char" svg:x="-1.356cm" svg:y="4.223cm" svg:width="21.003cm" svg:height="16.741cm" draw:z-index="2" draw:transform="translate (-9.1455cm -12.5935cm) rotate (4.71238898038469) translate (9.1455cm 12.5935cm)"><draw:image xlink:href="Pictures/10000001000013270000099610F8DC527ECD0F58.png" xlink:type="simple" xlink:show="embed" xlink:actuate="onLoad" draw:mime-type="image/png"/></draw:frame><text:span text:style-name="T1"/></text:p>
      <text:p text:style-name="P3"><draw:frame draw:style-name="fr1" draw:name="Image2" text:anchor-type="char" svg:x="1.492cm" svg:y="1.127cm" svg:width="14.016cm" svg:height="24.555cm" draw:z-index="1"><draw:image xlink:href="Pictures/10000000000001BC0000034C4CE09910E80CCD8E.png" xlink:type="simple" xlink:show="embed" xlink:actuate="onLoad" draw:mime-type="image/png"/></draw:frame>Single Mod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0T13:57:46.743994134</meta:creation-date>
    <dc:date>2022-09-20T14:11:45.824732232</dc:date>
    <meta:editing-duration>PT3M8S</meta:editing-duration>
    <meta:editing-cycles>1</meta:editing-cycles>
    <meta:document-statistic meta:table-count="0" meta:image-count="3" meta:object-count="0" meta:page-count="3" meta:paragraph-count="2" meta:word-count="3" meta:character-count="21" meta:non-whitespace-character-count="20"/>
    <meta:generator>LibreOffice/7.3.5.2$Linux_X86_64 LibreOffice_project/30$Build-2</meta:generator>
  </office:meta>
</office:document-meta>
</file>